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</text:p>
      <text:p text:style-name="Standard"/>
      <text:p text:style-name="Standard">C++ framework for developing cross-platform GUI applications</text:p>
      <text:p text:style-name="Standard">“write once, compile anywhere”</text:p>
      <text:p text:style-name="Standard"/>
      <text:p text:style-name="Standard">qmake -project : create a platform-independent project file (.pro)</text:p>
      <text:p text:style-name="Standard">qmake test.pro : create a platform-specific makefile from the project file</text:p>
      <text:p text:style-name="Standard"/>
      <text:p text:style-name="Standard"/>
      <text:p text:style-name="Standard">Qt's widgets emit <text:span text:style-name="T1">signals</text:span><text:span text:style-name="T2"> to indicate that a user action (or a change of state) has occurred</text:span></text:p>
      <text:p text:style-name="Standard">A <text:span text:style-name="T1">signal </text:span><text:span text:style-name="T2">can be connected to a </text:span><text:span text:style-name="T1">slot</text:span><text:span text:style-name="T2"> (function): when the </text:span><text:span text:style-name="T1">signal </text:span><text:span text:style-name="T2">is emitted, the </text:span><text:span text:style-name="T1">slot</text:span><text:span text:style-name="T2"> is automatically executed</text:span></text:p>
      <text:p text:style-name="P4"/>
      <text:p text:style-name="P2">QObject::connect(button, SIGNAL(clicked()), &amp;app, SLOT(quit()));</text:p>
      <text:p text:style-name="P3"/>
      <text:p text:style-name="P3">layout manager<text:span text:style-name="T2">: an object that sets the size and position of the widgets that lie under its responsibility</text:span></text:p>
      <text:p text:style-name="P5"/>
      <text:p text:style-name="P5">three main layout manager classes:</text:p>
      <text:list xml:id="list15768503441" text:style-name="L1">
        <text:list-item>
          <text:p text:style-name="P8">QHBoxLayout: <text:span text:style-name="T2">lays out widgets horizontally (l to r)</text:span></text:p>
        </text:list-item>
        <text:list-item>
          <text:p text:style-name="P8">QVBoxLayout: <text:span text:style-name="T2">vertically</text:span></text:p>
        </text:list-item>
        <text:list-item>
          <text:p text:style-name="P8">QGridLayout<text:span text:style-name="T2">: in a grid</text:span></text:p>
        </text:list-item>
      </text:list>
      <text:p text:style-name="P5"/>
      <text:p text:style-name="P6">2. Creating Dialogs</text:p>
      <text:p text:style-name="P6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18:29:16</meta:creation-date>
    <meta:generator>LibreOffice/3.5$Linux_X86_64 LibreOffice_project/350m1$Build-2</meta:generator>
    <dc:date>2012-10-05T21:17:34</dc:date>
    <meta:editing-duration>PT2H17M57S</meta:editing-duration>
    <meta:editing-cycles>29</meta:editing-cycles>
    <meta:document-statistic meta:table-count="0" meta:image-count="0" meta:object-count="0" meta:page-count="1" meta:paragraph-count="14" meta:word-count="116" meta:character-count="762" meta:non-whitespace-character-count="663"/>
  </office:meta>
</office:document-meta>
</file>